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2.752cm" style:rel-column-width="10922*"/>
    </style:style>
    <style:style style:name="Table1.F" style:family="table-column">
      <style:table-column-properties style:column-width="2.752cm" style:rel-column-width="10925*"/>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2.752cm" style:rel-column-width="10922*"/>
    </style:style>
    <style:style style:name="Table2.F" style:family="table-column">
      <style:table-column-properties style:column-width="2.752cm" style:rel-column-width="10925*"/>
    </style:style>
    <style:style style:name="Table2.A1" style:family="table-cell">
      <style:table-cell-properties fo:padding="0.097cm" fo:border="none"/>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style:tab-stops>
          <style:tab-stop style:position="1cm"/>
          <style:tab-stop style:position="2cm"/>
        </style:tab-stops>
      </style:paragraph-properties>
      <style:text-properties style:font-name="Times" fo:font-size="12pt"/>
    </style:style>
    <style:style style:name="P4" style:family="paragraph" style:parent-style-name="Standard">
      <style:text-properties style:font-name="Times" fo:font-size="12pt"/>
    </style:style>
    <style:style style:name="P5" style:family="paragraph" style:parent-style-name="Standard">
      <style:text-properties style:font-name="Times" fo:font-size="12pt" fo:letter-spacing="normal"/>
    </style:style>
    <style:style style:name="P6" style:family="paragraph" style:parent-style-name="Standard">
      <style:text-properties style:font-name="Times" fo:font-size="12pt" fo:letter-spacing="normal" fo:font-weight="bold"/>
    </style:style>
    <style:style style:name="P7" style:family="paragraph" style:parent-style-name="Standard">
      <style:paragraph-properties fo:text-align="center" style:justify-single-word="false"/>
      <style:text-properties style:font-name="Times" fo:font-size="12pt" fo:letter-spacing="normal" fo:font-weight="bold"/>
    </style:style>
    <style:style style:name="P8" style:family="paragraph" style:parent-style-name="Standard">
      <style:text-properties style:font-name="Times" fo:font-size="12pt" fo:letter-spacing="normal" fo:font-weight="bold" officeooo:rsid="001a8229" officeooo:paragraph-rsid="001a8229"/>
    </style:style>
    <style:style style:name="P9" style:family="paragraph" style:parent-style-name="Standard">
      <style:text-properties style:font-name="Times" fo:font-size="12pt" fo:letter-spacing="normal" fo:font-weight="bold" officeooo:paragraph-rsid="001b92aa"/>
    </style:style>
    <style:style style:name="P10" style:family="paragraph" style:parent-style-name="Standard">
      <style:paragraph-properties fo:text-align="center" style:justify-single-word="false"/>
      <style:text-properties style:font-name="Times" fo:font-size="12pt" fo:letter-spacing="normal"/>
    </style:style>
    <style:style style:name="P11" style:family="paragraph" style:parent-style-name="Standard">
      <style:paragraph-properties>
        <style:tab-stops>
          <style:tab-stop style:position="1cm"/>
          <style:tab-stop style:position="2cm"/>
        </style:tab-stops>
      </style:paragraph-properties>
      <style:text-properties style:font-name="Times" fo:font-size="12pt" fo:letter-spacing="normal"/>
    </style:style>
    <style:style style:name="P12" style:family="paragraph" style:parent-style-name="Standard">
      <style:text-properties style:font-name="Times" fo:font-size="12pt" fo:letter-spacing="normal" officeooo:paragraph-rsid="001b92aa"/>
    </style:style>
    <style:style style:name="P13" style:family="paragraph" style:parent-style-name="Standard">
      <style:text-properties style:font-name="Times" fo:font-size="12pt" officeooo:rsid="00157c27" officeooo:paragraph-rsid="00157c27"/>
    </style:style>
    <style:style style:name="P14" style:family="paragraph" style:parent-style-name="Standard">
      <style:text-properties style:font-name="Times" fo:font-size="12pt" officeooo:rsid="00175011" officeooo:paragraph-rsid="00175011"/>
    </style:style>
    <style:style style:name="P15" style:family="paragraph" style:parent-style-name="Standard">
      <style:text-properties style:font-name="Times" fo:font-size="12pt" officeooo:rsid="0018cf31" officeooo:paragraph-rsid="0018cf31"/>
    </style:style>
    <style:style style:name="P16" style:family="paragraph" style:parent-style-name="Standard">
      <style:text-properties style:font-name="Times" fo:font-size="12pt" officeooo:rsid="0019a2ee" officeooo:paragraph-rsid="0019a2ee"/>
    </style:style>
    <style:style style:name="P17" style:family="paragraph" style:parent-style-name="Standard">
      <style:text-properties style:font-name="Times" fo:font-size="12pt" officeooo:paragraph-rsid="001b92aa"/>
    </style:style>
    <style:style style:name="P18" style:family="paragraph" style:parent-style-name="Standard" style:list-style-name="L4">
      <style:paragraph-properties fo:margin-left="1.27cm" fo:margin-right="0cm" fo:text-indent="-1.27cm" style:auto-text-indent="false">
        <style:tab-stops>
          <style:tab-stop style:position="0.388cm"/>
          <style:tab-stop style:position="1.27cm"/>
        </style:tab-stops>
      </style:paragraph-properties>
      <style:text-properties style:font-name="Times" fo:font-size="12p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fo:font-weight="bold"/>
    </style:style>
    <style:style style:name="P20" style:family="paragraph" style:parent-style-name="Standard" style:list-style-name="L4">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style:style>
    <style:style style:name="P21" style:family="paragraph" style:parent-style-name="Standard" style:list-style-name="L2">
      <style:paragraph-properties fo:margin-left="2.54cm" fo:margin-right="0cm" fo:text-indent="-2.54cm" style:auto-text-indent="false">
        <style:tab-stops>
          <style:tab-stop style:position="1.658cm"/>
          <style:tab-stop style:position="2.54cm"/>
        </style:tab-stops>
      </style:paragraph-properties>
      <style:text-properties style:font-name="Times" fo:font-size="12pt"/>
    </style:style>
    <style:style style:name="P22" style:family="paragraph" style:parent-style-name="Standard" style:list-style-name="L3">
      <style:paragraph-properties fo:margin-left="2.54cm" fo:margin-right="0cm" fo:text-indent="-2.54cm" style:auto-text-indent="false">
        <style:tab-stops>
          <style:tab-stop style:position="1.658cm"/>
          <style:tab-stop style:position="2.54cm"/>
        </style:tab-stops>
      </style:paragraph-properties>
      <style:text-properties style:font-name="Times" fo:font-size="12pt"/>
    </style:style>
    <style:style style:name="P23" style:family="paragraph" style:parent-style-name="Standard" style:list-style-name="L1">
      <style:paragraph-properties fo:margin-left="2.54cm" fo:margin-right="0cm" fo:text-indent="-2.54cm" style:auto-text-indent="false">
        <style:tab-stops>
          <style:tab-stop style:position="1.658cm"/>
          <style:tab-stop style:position="2.54cm"/>
        </style:tab-stops>
      </style:paragraph-properties>
      <style:text-properties style:font-name="Times" fo:font-size="12pt" fo:letter-spacing="normal"/>
    </style:style>
    <style:style style:name="P24" style:family="paragraph" style:parent-style-name="Standard" style:list-style-name="L2">
      <style:paragraph-properties fo:margin-left="2.54cm" fo:margin-right="0cm" fo:text-indent="-2.54cm" style:auto-text-indent="false">
        <style:tab-stops>
          <style:tab-stop style:position="1.658cm"/>
          <style:tab-stop style:position="2.54cm"/>
        </style:tab-stops>
      </style:paragraph-properties>
      <style:text-properties style:font-name="Times" fo:font-size="12pt" fo:letter-spacing="normal"/>
    </style:style>
    <style:style style:name="P25" style:family="paragraph" style:parent-style-name="Standard">
      <style:paragraph-properties fo:margin-left="0cm" fo:margin-right="0cm" fo:text-indent="0cm" style:auto-text-indent="false">
        <style:tab-stops>
          <style:tab-stop style:position="0.388cm"/>
          <style:tab-stop style:position="1.27cm"/>
        </style:tab-stops>
      </style:paragraph-properties>
      <style:text-properties style:font-name="Times" fo:font-size="12pt" fo:letter-spacing="normal"/>
    </style:style>
    <style:style style:name="T1" style:family="text">
      <style:text-properties fo:letter-spacing="normal"/>
    </style:style>
    <style:style style:name="T2" style:family="text">
      <style:text-properties fo:letter-spacing="normal" fo:font-weight="bold"/>
    </style:style>
    <style:style style:name="T3" style:family="text">
      <style:text-properties fo:font-weight="bold"/>
    </style:style>
    <style:style style:name="T4" style:family="text">
      <style:text-properties officeooo:rsid="00157c27"/>
    </style:style>
    <text:list-style style:name="L1">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 Pathway To Success</text:p>
      <text:p text:style-name="P1"/>
      <text:p text:style-name="P1"/>
      <table:table table:name="Table1" table:style-name="Table1">
        <table:table-column table:style-name="Table1.A" table:number-columns-repeated="5"/>
        <table:table-column table:style-name="Table1.F"/>
        <table:table-row>
          <table:table-cell table:style-name="Table1.A1" office:value-type="string">
            <text:p text:style-name="P5">Programming Practices</text:p>
          </table:table-cell>
          <table:table-cell table:style-name="Table1.A1" office:value-type="string">
            <text:p text:style-name="P5">Social Skills</text:p>
          </table:table-cell>
          <table:table-cell table:style-name="Table1.A1" office:value-type="string">
            <text:p text:style-name="P5">Client Side Tech.</text:p>
          </table:table-cell>
          <table:table-cell table:style-name="Table1.A1" office:value-type="string">
            <text:p text:style-name="P5">Server Side Tech.</text:p>
          </table:table-cell>
          <table:table-cell table:style-name="Table1.A1" office:value-type="string">
            <text:p text:style-name="P5">Productivity Software</text:p>
          </table:table-cell>
          <table:table-cell table:style-name="Table1.A1" office:value-type="string">
            <text:p text:style-name="P5">TBA</text:p>
          </table:table-cell>
        </table:table-row>
        <table:table-row>
          <table:table-cell table:style-name="Table1.A1" office:value-type="string">
            <text:p text:style-name="P5">Focus on API</text:p>
            <text:p text:style-name="P1"/>
          </table:table-cell>
          <table:table-cell table:style-name="Table1.A1" office:value-type="string">
            <text:p text:style-name="P5">Presentable Linkedin Profile</text:p>
          </table:table-cell>
          <table:table-cell table:style-name="Table1.A1" office:value-type="string">
            <text:p text:style-name="P5">Bootstrap</text:p>
          </table:table-cell>
          <table:table-cell table:style-name="Table1.A1" office:value-type="string">
            <text:p text:style-name="P5">Firebase</text:p>
          </table:table-cell>
          <table:table-cell table:style-name="Table1.A1" office:value-type="string">
            <text:p text:style-name="P5">Git</text:p>
          </table:table-cell>
          <table:table-cell table:style-name="Table1.A1" office:value-type="string">
            <text:p text:style-name="P1"/>
          </table:table-cell>
        </table:table-row>
        <table:table-row>
          <table:table-cell table:style-name="Table1.A1" office:value-type="string">
            <text:p text:style-name="P5">Learn to use lambdas</text:p>
          </table:table-cell>
          <table:table-cell table:style-name="Table1.A1" office:value-type="string">
            <text:p text:style-name="P5">Presentable Github profile</text:p>
          </table:table-cell>
          <table:table-cell table:style-name="Table1.A1" office:value-type="string">
            <text:p text:style-name="P5">Angular JS</text:p>
          </table:table-cell>
          <table:table-cell table:style-name="Table1.A1" office:value-type="string">
            <text:p text:style-name="P5">MongoDB</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5">Documentation</text:p>
          </table:table-cell>
          <table:table-cell table:style-name="Table1.A1" office:value-type="string">
            <text:p text:style-name="P5">Work on Portforlio</text:p>
          </table:table-cell>
          <table:table-cell table:style-name="Table1.A1" office:value-type="string">
            <text:p text:style-name="P5">ReactJs</text:p>
          </table:table-cell>
          <table:table-cell table:style-name="Table1.A1" office:value-type="string">
            <text:p text:style-name="P5">MySql</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5">UMLs</text:p>
          </table:table-cell>
          <table:table-cell table:style-name="Table1.A1" office:value-type="string">
            <text:p text:style-name="P5">Work on Communication and body language</text:p>
          </table:table-cell>
          <table:table-cell table:style-name="Table1.A1" office:value-type="string">
            <text:p text:style-name="P5">Jquery</text:p>
          </table:table-cell>
          <table:table-cell table:style-name="Table1.A1" office:value-type="string">
            <text:p text:style-name="P5">NodeJS</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5">Time management</text:p>
          </table:table-cell>
          <table:table-cell table:style-name="Table1.A1" office:value-type="string">
            <text:p text:style-name="P5">Commitment to finish what we start.</text:p>
          </table:table-cell>
          <table:table-cell table:style-name="Table1.A1" office:value-type="string">
            <text:p text:style-name="P5">HTML/CSS</text:p>
          </table:table-cell>
          <table:table-cell table:style-name="Table1.A1" office:value-type="string">
            <text:p text:style-name="P5">LINQ</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5">Task planning</text:p>
          </table:table-cell>
          <table:table-cell table:style-name="Table1.A1" office:value-type="string">
            <text:p text:style-name="P5">Contribute to online community (like stackoverflow)</text:p>
          </table:table-cell>
          <table:table-cell table:style-name="Table1.A1" office:value-type="string">
            <text:p text:style-name="P1"/>
          </table:table-cell>
          <table:table-cell table:style-name="Table1.A1" office:value-type="string">
            <text:p text:style-name="P5">JAVA</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5">Contribute to opensource community.</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p text:style-name="P1"/>
      <text:p text:style-name="P1"/>
      <text:p text:style-name="P2"/>
      <text:p text:style-name="P7">Tentative Project Ideas</text:p>
      <text:p text:style-name="P1"/>
      <text:list xml:id="list3525707845" text:style-name="L1">
        <text:list-item>
          <text:p text:style-name="P19">Find a room Map Application</text:p>
          <text:list>
            <text:list-item>
              <text:p text:style-name="P23">User will have a 3d map of the area.</text:p>
            </text:list-item>
            <text:list-item>
              <text:p text:style-name="P23">They will chose the starting point on the map, and enter destination room number on the map.</text:p>
            </text:list-item>
            <text:list-item>
              <text:p text:style-name="P23">The app will show the route from the starting point to destination.</text:p>
            </text:list-item>
          </text:list>
        </text:list-item>
      </text:list>
      <text:p text:style-name="P1"/>
      <text:list xml:id="list165509688738996" text:style-name="L1">
        <text:list-item>
          <text:p text:style-name="P19">Langara’s stackoverflow like app (Talent overflow)</text:p>
          <text:list>
            <text:list-item>
              <text:p text:style-name="P23">Specifically targeting the langara students. They will be able to choose from a list of courses initially just the computer science courses.</text:p>
            </text:list-item>
            <text:list-item>
              <text:p text:style-name="P23">They can seek help from other users/fellow students.</text:p>
            </text:list-item>
          </text:list>
        </text:list-item>
      </text:list>
      <text:p text:style-name="P1"/>
      <text:list xml:id="list165509550973080" text:style-name="L1">
        <text:list-item>
          <text:p text:style-name="P19">Book a tutor</text:p>
          <text:list>
            <text:list-item>
              <text:p text:style-name="P23"><text:soft-page-break/>The students are allowed to post a problem, or a request for tutoring help in certain area of studies.</text:p>
            </text:list-item>
            <text:list-item>
              <text:p text:style-name="P23">They will post some details on the topic they are seeking help for, fix the amount they are willing to pay.</text:p>
            </text:list-item>
            <text:list-item>
              <text:p text:style-name="P23">It will be a limited time validity only. Anyone else can vote for help.</text:p>
            </text:list-item>
          </text:list>
        </text:list-item>
      </text:list>
      <text:p text:style-name="P1"/>
      <text:list xml:id="list165511352443611" text:style-name="L1">
        <text:list-item>
          <text:p text:style-name="P19">Ratemycourse</text:p>
          <text:list>
            <text:list-item>
              <text:p text:style-name="P23">It will allow the users to analyze stress level the student goes through while taking that course over the time.</text:p>
            </text:list-item>
            <text:list-item>
              <text:p text:style-name="P23">Forums to get help.</text:p>
            </text:list-item>
          </text:list>
        </text:list-item>
      </text:list>
      <text:p text:style-name="P1"/>
      <text:list xml:id="list165509784015705" text:style-name="L1">
        <text:list-item>
          <text:p text:style-name="P19">Onboarding to canada</text:p>
          <text:list>
            <text:list-item>
              <text:p text:style-name="P23">Help new immigrants to integrate to culture.</text:p>
            </text:list-item>
            <text:list-item>
              <text:p text:style-name="P23">The users are allowed to post their experience regardless of the format.</text:p>
            </text:list-item>
            <text:list-item>
              <text:p text:style-name="P23">It will allow other users to get do some sort of analysis.</text:p>
            </text:list-item>
          </text:list>
        </text:list-item>
      </text:list>
      <text:p text:style-name="P1"/>
      <text:list xml:id="list165509544564866" text:style-name="L1">
        <text:list-item>
          <text:p text:style-name="P19">Greenzone</text:p>
          <text:list>
            <text:list-item>
              <text:p text:style-name="P23">The app will highlight the smoking permitted areas on map.</text:p>
            </text:list-item>
            <text:list-item>
              <text:p text:style-name="P23">Both demographic of users will be able to the app.</text:p>
            </text:list-item>
          </text:list>
        </text:list-item>
      </text:list>
      <text:p text:style-name="P1"/>
      <text:p text:style-name="P1"/>
      <text:p text:style-name="P1"/>
      <text:p text:style-name="P7">Voting</text:p>
      <text:p text:style-name="P1"><text:span text:style-name="T2">Criteria</text:span><text:span text:style-name="T1">: Score out of 5. Highest total score will win.</text:span></text:p>
      <text:p text:style-name="P1"/>
      <table:table table:name="Table2" table:style-name="Table2">
        <table:table-column table:style-name="Table2.A" table:number-columns-repeated="5"/>
        <table:table-column table:style-name="Table2.F"/>
        <table:table-row>
          <table:table-cell table:style-name="Table2.A1" office:value-type="string">
            <text:p text:style-name="P5">Project</text:p>
          </table:table-cell>
          <table:table-cell table:style-name="Table2.A1" office:value-type="string">
            <text:p text:style-name="P5">Level of Interest</text:p>
          </table:table-cell>
          <table:table-cell table:style-name="Table2.A1" office:value-type="string">
            <text:p text:style-name="P5">Level of Ease</text:p>
          </table:table-cell>
          <table:table-cell table:style-name="Table2.A1" office:value-type="string">
            <text:p text:style-name="P5">Chances of Success</text:p>
          </table:table-cell>
          <table:table-cell table:style-name="Table2.A1" office:value-type="string">
            <text:p text:style-name="P5">Amount of Learning</text:p>
          </table:table-cell>
          <table:table-cell table:style-name="Table2.A1" office:value-type="string">
            <text:p text:style-name="P5">Total Score</text:p>
          </table:table-cell>
        </table:table-row>
        <table:table-row>
          <table:table-cell table:style-name="Table2.A1" office:value-type="string">
            <text:p text:style-name="P5">Find a room</text:p>
          </table:table-cell>
          <table:table-cell table:style-name="Table2.A1" office:value-type="string">
            <text:p text:style-name="P10">4/5</text:p>
          </table:table-cell>
          <table:table-cell table:style-name="Table2.A1" office:value-type="string">
            <text:p text:style-name="P10">3/5</text:p>
          </table:table-cell>
          <table:table-cell table:style-name="Table2.A1" office:value-type="string">
            <text:p text:style-name="P10">3/5</text:p>
          </table:table-cell>
          <table:table-cell table:style-name="Table2.A1" office:value-type="string">
            <text:p text:style-name="P10">5/5</text:p>
          </table:table-cell>
          <table:table-cell table:style-name="Table2.A1" office:value-type="string">
            <text:p text:style-name="P10">15/20</text:p>
          </table:table-cell>
        </table:table-row>
        <table:table-row>
          <table:table-cell table:style-name="Table2.A1" office:value-type="string">
            <text:p text:style-name="P5">Talent overflow</text:p>
          </table:table-cell>
          <table:table-cell table:style-name="Table2.A1" office:value-type="string">
            <text:p text:style-name="P10">3/5</text:p>
          </table:table-cell>
          <table:table-cell table:style-name="Table2.A1" office:value-type="string">
            <text:p text:style-name="P10">4/5</text:p>
          </table:table-cell>
          <table:table-cell table:style-name="Table2.A1" office:value-type="string">
            <text:p text:style-name="P10">3/5</text:p>
          </table:table-cell>
          <table:table-cell table:style-name="Table2.A1" office:value-type="string">
            <text:p text:style-name="P10">5/5</text:p>
          </table:table-cell>
          <table:table-cell table:style-name="Table2.A1" office:value-type="string">
            <text:p text:style-name="P10">14/20</text:p>
          </table:table-cell>
        </table:table-row>
        <table:table-row>
          <table:table-cell table:style-name="Table2.A1" office:value-type="string">
            <text:p text:style-name="P5">Book a tutor</text:p>
          </table:table-cell>
          <table:table-cell table:style-name="Table2.A1" office:value-type="string">
            <text:p text:style-name="P10">3/5</text:p>
          </table:table-cell>
          <table:table-cell table:style-name="Table2.A1" office:value-type="string">
            <text:p text:style-name="P10">3/5</text:p>
          </table:table-cell>
          <table:table-cell table:style-name="Table2.A1" office:value-type="string">
            <text:p text:style-name="P10">3/5</text:p>
          </table:table-cell>
          <table:table-cell table:style-name="Table2.A1" office:value-type="string">
            <text:p text:style-name="P10">5/5</text:p>
          </table:table-cell>
          <table:table-cell table:style-name="Table2.A1" office:value-type="string">
            <text:p text:style-name="P10">15/20</text:p>
          </table:table-cell>
        </table:table-row>
        <table:table-row>
          <table:table-cell table:style-name="Table2.A1" office:value-type="string">
            <text:p text:style-name="P5">Rate my course</text:p>
          </table:table-cell>
          <table:table-cell table:style-name="Table2.A1" office:value-type="string">
            <text:p text:style-name="P10">4/5</text:p>
          </table:table-cell>
          <table:table-cell table:style-name="Table2.A1" office:value-type="string">
            <text:p text:style-name="P10">4/5</text:p>
          </table:table-cell>
          <table:table-cell table:style-name="Table2.A1" office:value-type="string">
            <text:p text:style-name="P10">3/5</text:p>
          </table:table-cell>
          <table:table-cell table:style-name="Table2.A1" office:value-type="string">
            <text:p text:style-name="P10">4/5</text:p>
          </table:table-cell>
          <table:table-cell table:style-name="Table2.A1" office:value-type="string">
            <text:p text:style-name="P10">13/20</text:p>
          </table:table-cell>
        </table:table-row>
        <table:table-row>
          <table:table-cell table:style-name="Table2.A1" office:value-type="string">
            <text:p text:style-name="P5">Onboarding Canada</text:p>
          </table:table-cell>
          <table:table-cell table:style-name="Table2.A1" office:value-type="string">
            <text:p text:style-name="P10">3/5</text:p>
          </table:table-cell>
          <table:table-cell table:style-name="Table2.A1" office:value-type="string">
            <text:p text:style-name="P10">3/5</text:p>
          </table:table-cell>
          <table:table-cell table:style-name="Table2.A1" office:value-type="string">
            <text:p text:style-name="P10">2/5</text:p>
          </table:table-cell>
          <table:table-cell table:style-name="Table2.A1" office:value-type="string">
            <text:p text:style-name="P10">5/5</text:p>
          </table:table-cell>
          <table:table-cell table:style-name="Table2.A1" office:value-type="string">
            <text:p text:style-name="P10">14/20</text:p>
          </table:table-cell>
        </table:table-row>
        <table:table-row>
          <table:table-cell table:style-name="Table2.A1" office:value-type="string">
            <text:p text:style-name="P5">Greenzone</text:p>
          </table:table-cell>
          <table:table-cell table:style-name="Table2.A1" office:value-type="string">
            <text:p text:style-name="P10">4/5</text:p>
          </table:table-cell>
          <table:table-cell table:style-name="Table2.A1" office:value-type="string">
            <text:p text:style-name="P10">2/5</text:p>
          </table:table-cell>
          <table:table-cell table:style-name="Table2.A1" office:value-type="string">
            <text:p text:style-name="P10">4/5</text:p>
          </table:table-cell>
          <table:table-cell table:style-name="Table2.A1" office:value-type="string">
            <text:p text:style-name="P10">5/5</text:p>
          </table:table-cell>
          <table:table-cell table:style-name="Table2.A1" office:value-type="string">
            <text:p text:style-name="P10">18/20</text:p>
          </table:table-cell>
        </table:table-row>
      </table:table>
      <text:p text:style-name="P1"/>
      <text:p text:style-name="P1"/>
      <text:p text:style-name="P5">Winner: Rate My course</text:p>
      <text:p text:style-name="P5">Second runnerup: Find a room</text:p>
      <text:p text:style-name="P5">Third place: Greenzone</text:p>
      <text:p text:style-name="P5">Fourth place: Book a tutor</text:p>
      <text:p text:style-name="P1"/>
      <text:p text:style-name="P1"/>
      <text:p text:style-name="P1"/>
      <text:p text:style-name="P8">Idea refinement</text:p>
      <text:p text:style-name="P1"/>
      <text:p text:style-name="P5">Refine the main idea of the project and explain it in no more than 3-4 simple sentences.</text:p>
      <text:p text:style-name="P1"/>
      <text:p text:style-name="P5"><text:soft-page-break/>Figure out some of the use cases i.e. the scenarios of user doing something with the app. E.g:</text:p>
      <text:p text:style-name="P5"/>
      <text:p text:style-name="P5">Due to the fact that we are starting small and we have limited resources on hand, we have decided to limit the project to bare minimum. According to our discussion we have decided to restrict the freedom to provide to the user, because with more freedom, comes more responsibilities, and that will be mostly on the developer end. We will provide user with a pre built set of data to deal with and that way it will reduce the tech burden on dev end, and we will not have to process big amount of data to validate it.</text:p>
      <text:p text:style-name="P1"/>
      <text:list xml:id="list3806705451" text:style-name="L2">
        <text:list-item>
          <text:list>
            <text:list-item>
              <text:p text:style-name="P24">As a user I would like to check what computer science courses are offered at Langara. : GET</text:p>
            </text:list-item>
            <text:list-item>
              <text:p text:style-name="P24">As a user I would like to check the rating of xxxx course. : GET</text:p>
            </text:list-item>
            <text:list-item>
              <text:p text:style-name="P24">As a user I would like to search for a course via course number. : GET</text:p>
            </text:list-item>
            <text:list-item>
              <text:p text:style-name="P24">As a user I would like to see the top three/two/one best course for a specific department (by having the overall course rating option: specifications - level of hardness + amount of learning + helpfulness of the course material + amount of time need to be spent to pass the course) : GET</text:p>
            </text:list-item>
            <text:list-item>
              <text:p text:style-name="P24">As a user I would like to rate an existing rating as helpful/not-helpful. : POST</text:p>
            </text:list-item>
            <text:list-item>
              <text:p text:style-name="P21">As a user I Would have to provide my profile info to make an account.</text:p>
            </text:list-item>
            <text:list-item>
              <text:p text:style-name="P21">As a user, I would be able to rate a course - if I do it more than once, it will overwrite the previous rating.</text:p>
            </text:list-item>
            <text:list-item>
              <text:p text:style-name="P21">As a user, I would like to delete my account whenever I want.</text:p>
            </text:list-item>
          </text:list>
        </text:list-item>
      </text:list>
      <text:p text:style-name="P11"/>
      <text:p text:style-name="P11"><text:tab/><text:tab/>Future Plans</text:p>
      <text:list xml:id="list165510738487673" text:style-name="L2">
        <text:list-item>
          <text:list>
            <text:list-item>
              <text:p text:style-name="P24">As a user I would like to see the most helpful rating for a specific course : GET</text:p>
            </text:list-item>
            <text:list-item>
              <text:p text:style-name="P24">As a user I would like to add a course which doesn’t exit in the list of offered courses. : PUT</text:p>
            </text:list-item>
            <text:list-item>
              <text:p text:style-name="P24">As a user I would like to change the rating of xxxx course. : POST</text:p>
            </text:list-item>
            <text:list-item>
              <text:p text:style-name="P24">As a user I would like to search a course via institution and my field of study : GET (just considering Langara for now)</text:p>
            </text:list-item>
            <text:list-item>
              <text:p text:style-name="P21">As a user I would like to add an institution. (Just considering Langara for now)</text:p>
            </text:list-item>
            <text:list-item>
              <text:p text:style-name="P21"><text:span text:style-name="T1">As a user I would like to add an institution : PUT </text:span>(Just considering Langara for now)</text:p>
            </text:list-item>
            <text:list-item>
              <text:p text:style-name="P24">As a user I would like to report a false course (expanding on false information, because that could be many) : POST (courses will be already present in the database)</text:p>
            </text:list-item>
            <text:list-item>
              <text:p text:style-name="P24">As a user I would like to report false information. : POST (as user won't be able to put any comments - there won't be any false comments - ratings are already )</text:p>
            </text:list-item>
            <text:list-item>
              <text:p text:style-name="P21">User restrictions- prevent spamming - add only one rating per course + add just 5 courses with one account in one day + add just three institutions in total + validate the user input data () </text:p>
            </text:list-item>
          </text:list>
        </text:list-item>
      </text:list>
      <text:p text:style-name="P3"><text:tab/><text:tab/></text:p>
      <text:p text:style-name="P3"><text:tab/><text:tab/>Future future plans</text:p>
      <text:list xml:id="list1531597411" text:style-name="L3">
        <text:list-item>
          <text:list>
            <text:list-item>
              <text:p text:style-name="P22">Social media integration</text:p>
            </text:list-item>
            <text:list-item>
              <text:p text:style-name="P22"/>
            </text:list-item>
          </text:list>
        </text:list-item>
      </text:list>
      <text:p text:style-name="P1"/>
      <text:p text:style-name="P1"><text:span text:style-name="T2">**Note</text:span><text:span text:style-name="T1">: Considering the fact that we have decided to start small, the total number of use cases will be limited to 20-30. You are definitely welcome to add more cases, but our focus will on the top 20-30 cases first.</text:span></text:p>
      <text:p text:style-name="P1"/>
      <text:p text:style-name="P1"><text:span text:style-name="T3">**Note: </text:span>Go with Registration system - login/signups.</text:p>
      <text:p text:style-name="P1"/>
      <text:p text:style-name="P1"><text:soft-page-break/></text:p>
      <text:p text:style-name="P1"/>
      <text:p text:style-name="P6">Design Overview</text:p>
      <text:p text:style-name="P1"/>
      <text:p text:style-name="P5">Take the chosen use cases and conceive basic functionality of the app.</text:p>
      <text:p text:style-name="P1"/>
      <text:p text:style-name="P6">Wireframe design</text:p>
      <text:p text:style-name="P1"/>
      <text:p text:style-name="P5">Draw out the functionality.</text:p>
      <text:p text:style-name="P1"/>
      <text:p text:style-name="P9">Requirement analysis:</text:p>
      <text:p text:style-name="P17"/>
      <text:p text:style-name="P13">MEAN stack.</text:p>
      <text:p text:style-name="P13"/>
      <text:p text:style-name="P14">Goals:</text:p>
      <text:p text:style-name="P14">Since learning everything all at once will be overwhelming therefore we have decided to focus on the back end first i.e. have the back end ready first. We will learn things in the following order:</text:p>
      <text:p text:style-name="P14"/>
      <text:p text:style-name="P15">Git</text:p>
      <text:p text:style-name="P14">NodeJS</text:p>
      <text:p text:style-name="P14">MongoDb</text:p>
      <text:p text:style-name="P14">AngularJS</text:p>
      <text:p text:style-name="P13"/>
      <text:p text:style-name="P15">Task breakdown Git:</text:p>
      <text:p text:style-name="P15">- setup git on your machine</text:p>
      <text:p text:style-name="P15">- connect the git to our github project.</text:p>
      <text:p text:style-name="P15">- Sync the project to your local machine</text:p>
      <text:p text:style-name="P15">- Upload a new file via git to the github project</text:p>
      <text:p text:style-name="P15">- Make changes to an existing files and then update your changes</text:p>
      <text:p text:style-name="P15"/>
      <text:p text:style-name="P13"/>
      <text:p text:style-name="P15">Task breakdown Node:</text:p>
      <text:p text:style-name="P15">- setup NodeJS on your machine.</text:p>
      <text:p text:style-name="P15">- Have something running.</text:p>
      <text:p text:style-name="P15"/>
      <text:p text:style-name="P16">Task breakdown for MongoDB:</text:p>
      <text:p text:style-name="P16">- setup</text:p>
      <text:p text:style-name="P16">- create a database</text:p>
      <text:p text:style-name="P16">- connect it to nodeJS</text:p>
      <text:p text:style-name="P16"/>
      <text:p text:style-name="P16">Task breakdown for Angular:</text:p>
      <text:p text:style-name="P16">- setup</text:p>
      <text:p text:style-name="P16">- create a basic front end</text:p>
      <text:p text:style-name="P16">- connect to nodeJS</text:p>
      <text:p text:style-name="P1"/>
      <text:p text:style-name="P9">Next meeting:</text:p>
      <text:p text:style-name="P12"/>
      <text:p text:style-name="P17"><text:span text:style-name="T1">Finalize the Wireframes and the data flow.</text:span></text:p>
      <text:p text:style-name="P1"/>
      <text:p text:style-name="P6">TBD: (Donot attempt the following yet . Just a broad overview of what to expect over course of time.)</text:p>
      <text:p text:style-name="P1"><text:soft-page-break/></text:p>
      <text:p text:style-name="P6">Usability testing</text:p>
      <text:p text:style-name="P1"/>
      <text:p text:style-name="P5">Once the wireframes are accepted, have them printed and do some real user testing. Assign users a task out of the use cases and present them with the wireframes. See if they can figure it out, specifically look for edge cases, dead ends, and design flaws.</text:p>
      <text:p text:style-name="P5">Modify the design as necessary and repeat.</text:p>
      <text:p text:style-name="P1"/>
      <text:p text:style-name="P1"><text:span text:style-name="T2">**Note:</text:span><text:span text:style-name="T1"> No new ideas will be added here onwards. Existing ideas will not be changed unless it is a functionality hindering issue.</text:span></text:p>
      <text:p text:style-name="P1"/>
      <text:p text:style-name="P1"><text:span text:style-name="T2">**Landmark</text:span><text:span text:style-name="T1">. Congratulations! We have a working idea at this point. Remember to celebrate this mile stone**</text:span></text:p>
      <text:p text:style-name="P1"/>
      <text:p text:style-name="P6">Task Planning ( Sh*t gets real here onwards :0 )</text:p>
      <text:p text:style-name="P1"/>
      <text:p text:style-name="P6">Requirement analysis:</text:p>
      <text:p text:style-name="P1"/>
      <text:list xml:id="list3602396895" text:style-name="L4">
        <text:list-item>
          <text:p text:style-name="P20">figure out what technologies to use.</text:p>
        </text:list-item>
      </text:list>
      <text:p text:style-name="P25"/>
      <text:list xml:id="list174927996053035" text:continue-numbering="true" text:style-name="L4">
        <text:list-item>
          <text:p text:style-name="P20">Figure out target platforms</text:p>
        </text:list-item>
      </text:list>
      <text:p text:style-name="P1"/>
      <text:p text:style-name="P6">Task breakdown:</text:p>
      <text:p text:style-name="P1"/>
      <text:p text:style-name="P5">Convert the use cases and wireframes to specific tasks and allocate estimated hours that you will think will be needed to finish it.</text:p>
      <text:p text:style-name="P1"/>
      <text:p text:style-name="P1"><text:span text:style-name="T2">**Landmark</text:span><text:span text:style-name="T1">. Congratulations! We have dealt with boring management part. Remember to celebrate this mile stone**</text:span></text:p>
      <text:p text:style-name="P1"/>
      <text:p text:style-name="P1"/>
      <text:p text:style-name="P6">Task distribution (Evens and Odds!)</text:p>
      <text:p text:style-name="P1"/>
      <text:p text:style-name="P5">Once we have figured out the actual tasks, we will be ready to distribute the work among ourselves. The distribution criteria will be based on the number of hours and area of interest.</text:p>
      <text:p text:style-name="P1"/>
      <text:p text:style-name="P1"/>
      <text:p text:style-name="P6">Task development (Wear your nerd glasses here!)</text:p>
      <text:p text:style-name="P1"/>
      <text:p text:style-name="P5">It will be distributed in 3 development cycles.</text:p>
      <text:list xml:id="list165511379853818" text:style-name="L4">
        <text:list-item>
          <text:p text:style-name="P18"><text:span text:style-name="T1">Alpha build (focus on quantity) followed by testing. </text:span><text:span text:style-name="T2">**Landmark</text:span><text:span text:style-name="T1">.</text:span></text:p>
        </text:list-item>
        <text:list-item>
          <text:p text:style-name="P18"><text:span text:style-name="T1">Beta build (focus on bugs and refinements) followed by testing. </text:span><text:span text:style-name="T2">**Landmark</text:span><text:span text:style-name="T1">.</text:span></text:p>
        </text:list-item>
        <text:list-item>
          <text:p text:style-name="P18"><text:span text:style-name="T1">Final build (focus on quality) followed by testing. </text:span><text:span text:style-name="T2">**Landmark</text:span><text:span text:style-name="T1">.</text:span></text:p>
        </text:list-item>
      </text:list>
      <text:p text:style-name="P1"/>
      <text:p text:style-name="P1"><text:span text:style-name="T2">**Note</text:span><text:span text:style-name="T1">: Record all the risks/bugs in the development phase and compile a Risk/Bug report where List all the bugs and risks, set a priority and explain the impact on usability of the a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08-16T17:49:24.704000000</dc:date>
    <meta:editing-duration>PT43M59S</meta:editing-duration>
    <meta:editing-cycles>5</meta:editing-cycles>
    <meta:document-statistic meta:table-count="2" meta:image-count="0" meta:object-count="0" meta:page-count="5" meta:paragraph-count="182" meta:word-count="1448" meta:character-count="7769" meta:non-whitespace-character-count="6539"/>
  </office:meta>
</office:document-meta>
</file>